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a61" officeooo:paragraph-rsid="00067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bwPC85BggcKNjrPNiH8go9kUIL6fG103ifLt</text:p>
      <text:p text:style-name="Standard"/>
      <text:p text:style-name="P1">Tok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7:42:29.852730397</meta:creation-date>
    <dc:date>2025-02-06T17:43:00.510205916</dc:date>
    <meta:editing-duration>PT32S</meta:editing-duration>
    <meta:editing-cycles>1</meta:editing-cycles>
    <meta:document-statistic meta:table-count="0" meta:image-count="0" meta:object-count="0" meta:page-count="1" meta:paragraph-count="2" meta:word-count="2" meta:character-count="46" meta:non-whitespace-character-count="46"/>
    <meta:generator>LibreOffice/24.2.5.2$Linux_X86_64 LibreOffice_project/420$Build-2</meta:generator>
  </office:meta>
</office:document-meta>
</file>